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 style:list-style-name="L1">
      <style:paragraph-properties fo:text-align="start" style:justify-single-word="false"/>
    </style:style>
    <text:list-style style:name="L1">
      <text:list-level-style-number text:level="1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.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." style:num-format="i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pril APS Presentation Structure (10 min talk, 2 min Q&amp;A)</text:p>
      <text:p text:style-name="P2"/>
      <text:list xml:id="list5217316874409397182" text:style-name="L1">
        <text:list-item>
          <text:p text:style-name="P3">Introduction</text:p>
          <text:list>
            <text:list-item>
              <text:p text:style-name="P3">What will I talk about?</text:p>
              <text:list>
                <text:list-item>
                  <text:p text:style-name="P3">GR-hydro aspect of thornado</text:p>
                  <text:list>
                    <text:list-item>
                      <text:p text:style-name="P3">GR-Hydro equations</text:p>
                      <text:list>
                        <text:list-item>
                          <text:p text:style-name="P3">Set of hyperbolic balance equations</text:p>
                        </text:list-item>
                        <text:list-item>
                          <text:p text:style-name="P3">Highlight the evolved quantities (in stationary background spacetime, only conserved fluid variables)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3">Why should they care?</text:p>
              <text:list>
                <text:list-item>
                  <text:p text:style-name="P3">Science: Because it will help us determine the explosion mechanism of most CCSNe</text:p>
                  <text:list>
                    <text:list-item>
                      <text:p text:style-name="P3">Determines metal distribution in galaxies and therefore Universe</text:p>
                    </text:list-item>
                    <text:list-item>
                      <text:p text:style-name="P3">Insights into gravitational waves</text:p>
                    </text:list-item>
                    <text:list-item>
                      <text:p text:style-name="P3">Insights into nuclear EoS and nuclear matter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Body</text:p>
          <text:list>
            <text:list-item>
              <text:p text:style-name="P3">Test-problems</text:p>
              <text:list>
                <text:list-item>
                  <text:p text:style-name="P3">KHI</text:p>
                  <text:list>
                    <text:list-item>
                      <text:p text:style-name="P3">IC, BC</text:p>
                    </text:list-item>
                    <text:list-item>
                      <text:p text:style-name="P3">Figure: Discuss how turbulence is captured</text:p>
                    </text:list-item>
                  </text:list>
                </text:list-item>
                <text:list-item>
                  <text:p text:style-name="P3">2D RP</text:p>
                  <text:list>
                    <text:list-item>
                      <text:p text:style-name="P3">IC, BC</text:p>
                    </text:list-item>
                    <text:list-item>
                      <text:p text:style-name="P3">Figure: Discuss how shock is captured</text:p>
                    </text:list-item>
                    <text:list-item>
                      <text:p text:style-name="P3">Discuss effect of limiters</text:p>
                    </text:list-item>
                  </text:list>
                </text:list-item>
                <text:list-item>
                  <text:p text:style-name="P3">SAS</text:p>
                  <text:list>
                    <text:list-item>
                      <text:p text:style-name="P3">IC, BC</text:p>
                    </text:list-item>
                    <text:list-item>
                      <text:p text:style-name="P3">Figure: Discuss how little the shock moves</text:p>
                      <text:list>
                        <text:list-item>
                          <text:p text:style-name="P3">In part due to accuracy of DG method</text:p>
                        </text:list-item>
                      </text:list>
                    </text:list-item>
                  </text:list>
                </text:list-item>
                <text:list-item>
                  <text:p text:style-name="P3">2D SAS, non-relativistic*</text:p>
                  <text:list>
                    <text:list-item>
                      <text:p text:style-name="P3">*Pending</text:p>
                    </text:list-item>
                    <text:list-item>
                      <text:p text:style-name="P3">IC, BC</text:p>
                    </text:list-item>
                    <text:list-item>
                      <text:p text:style-name="P3">Figures: Discuss results</text:p>
                    </text:list-item>
                    <text:list-item>
                      <text:p text:style-name="P3">Mention AMReX</text:p>
                    </text:list-item>
                  </text:list>
                </text:list-item>
              </text:list>
            </text:list-item>
          </text:list>
        </text:list-item>
        <text:list-item>
          <text:p text:style-name="P3">Conclusion</text:p>
          <text:list>
            <text:list-item>
              <text:p text:style-name="P3">So far, code is performing as good as, or even better than, expected</text:p>
            </text:list-item>
            <text:list-item>
              <text:p text:style-name="P3">Future work</text:p>
              <text:list>
                <text:list-item>
                  <text:p text:style-name="P3">Multi-D GR SAS with AMReX</text:p>
                  <text:list>
                    <text:list-item>
                      <text:p text:style-name="P3">Investigate effect of SASI turbulence</text:p>
                    </text:list-item>
                  </text:list>
                </text:list-item>
                <text:list-item>
                  <text:p text:style-name="P3">Couple with gravity solver (shout out to Nick's poster) and run Yahil-Lattimer collapse</text:p>
                </text:list-item>
              </text:list>
            </text:list-item>
            <text:list-item>
              <text:p text:style-name="P3">Summary</text:p>
              <text:list>
                <text:list-item>
                  <text:p text:style-name="P3">Solves 3+1 GR-hydro equations</text:p>
                  <text:list>
                    <text:list-item>
                      <text:p text:style-name="P3">Promising results with test-problems</text:p>
                    </text:list-item>
                  </text:list>
                </text:list-item>
                <text:list-item>
                  <text:p text:style-name="P3">Non-relativistic version coupled to AMReX*</text:p>
                  <text:list>
                    <text:list-item>
                      <text:p text:style-name="P3">*Pending</text:p>
                    </text:list-item>
                  </text:list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tarSymbol" svg:font-family="StarSymbol" style:font-charset="x-symbo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Samuel Dunham</meta:initial-creator>
    <meta:creation-date>2019-03-29T11:30:31</meta:creation-date>
    <dc:date>2019-03-29T13:41:27</dc:date>
    <dc:creator>Samuel Dunham</dc:creator>
    <meta:editing-duration>PT1H29M37S</meta:editing-duration>
    <meta:editing-cycles>2</meta:editing-cycles>
    <meta:generator>OpenOffice/4.1.5$Unix OpenOffice.org_project/415m1$Build-9789</meta:generator>
    <meta:document-statistic meta:table-count="0" meta:image-count="0" meta:object-count="0" meta:page-count="1" meta:paragraph-count="41" meta:word-count="223" meta:character-count="1303"/>
  </office:meta>
</office:document-meta>
</file>